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Wellenlänge [nm]</text:p>
          </table:table-cell>
          <table:table-cell table:formula="of:=632.8 * 10^(-9)" office:value-type="float" office:value="0.0000006328">
            <text:p>6,328E-007</text:p>
          </table:table-cell>
          <table:table-cell/>
          <table:table-cell office:value-type="string">
            <text:p>Abstand Gitter-Wand[m]</text:p>
          </table:table-cell>
          <table:table-cell office:value-type="float" office:value="1.975">
            <text:p>1,975</text:p>
          </table:table-cell>
          <table:table-cell/>
        </table:table-row>
        <table:table-row table:style-name="ro2">
          <table:table-cell office:value-type="string">
            <text:p>Delta a_n [m]</text:p>
          </table:table-cell>
          <table:table-cell office:value-type="float" office:value="0.002">
            <text:p>0,002</text:p>
          </table:table-cell>
          <table:table-cell/>
          <table:table-cell office:value-type="string">
            <text:p>delta s [m]</text:p>
          </table:table-cell>
          <table:table-cell office:value-type="float" office:value="0.005">
            <text:p>0,005</text:p>
          </table:table-cell>
          <table:table-cell/>
        </table:table-row>
        <table:table-row table:style-name="ro2">
          <table:table-cell office:value-type="string">
            <text:p>Max-Ordnung n</text:p>
          </table:table-cell>
          <table:table-cell office:value-type="string">
            <text:p>Abstand Max[m]</text:p>
          </table:table-cell>
          <table:table-cell office:value-type="string">
            <text:p>Gitterkonstante g [m]</text:p>
          </table:table-cell>
          <table:table-cell office:value-type="string">
            <text:p>Größtfehler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48">
            <text:p>0,248</text:p>
          </table:table-cell>
          <table:table-cell table:formula="of:=2*[.A4]*[.$B$1]*[.$E$1]/[.B4]" office:value-type="float" office:value="0.0000100788709677419">
            <text:p>1,00788709677419E-005</text:p>
          </table:table-cell>
          <table:table-cell table:formula="of:=2*[.A4]*[.$B$1]*([.$E$2]/[.B4]+([.$E$1]*[.$B$2])/[.B4]^2)" office:value-type="float" office:value="0.000000106797346514048">
            <text:p>1,06797346514048E-007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04">
            <text:p>0,504</text:p>
          </table:table-cell>
          <table:table-cell table:formula="of:=2*[.A5]*[.$B$1]*[.$E$1]/[.B5]" office:value-type="float" office:value="0.00000991888888888889">
            <text:p>9,91888888888889E-006</text:p>
          </table:table-cell>
          <table:table-cell table:formula="of:=2*[.A5]*[.$B$1]*([.$E$2]/[.B5]+([.$E$1]*[.$B$2])/[.B5]^2)" office:value-type="float" office:value="0.0000000644717813051146">
            <text:p>6,44717813051146E-00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73">
            <text:p>0,773</text:p>
          </table:table-cell>
          <table:table-cell table:formula="of:=2*[.A6]*[.$B$1]*[.$E$1]/[.B6]" office:value-type="float" office:value="0.00000970075032341527">
            <text:p>9,70075032341527E-006</text:p>
          </table:table-cell>
          <table:table-cell table:formula="of:=2*[.A6]*[.$B$1]*([.$E$2]/[.B6]+([.$E$1]*[.$B$2])/[.B6]^2)" office:value-type="float" office:value="0.0000000496578274861973">
            <text:p>4,96578274861973E-008</text:p>
          </table:table-cell>
          <table:table-cell table:number-columns-repeated="2"/>
        </table:table-row>
        <table:table-row table:style-name="ro2">
          <table:table-cell office:value-type="string">
            <text:p>Mittelwert</text:p>
          </table:table-cell>
          <table:table-cell/>
          <table:table-cell table:formula="of:=AVERAGE([.C4:.C6])" office:value-type="float" office:value="0.0000098995033933487">
            <text:p>9,8995033933487E-00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1" office:value-type="string">
            <text:p>C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Abstand CD-Schirm [m]</text:p>
          </table:table-cell>
          <table:table-cell office:value-type="float" office:value="0.196">
            <text:p>0,196</text:p>
          </table:table-cell>
          <table:table-cell/>
        </table:table-row>
        <table:table-row table:style-name="ro2">
          <table:table-cell office:value-type="string">
            <text:p>Max-Ordnung n</text:p>
          </table:table-cell>
          <table:table-cell office:value-type="string">
            <text:p>Abstand Max[m]</text:p>
          </table:table-cell>
          <table:table-cell office:value-type="string">
            <text:p>Gitterkonstante g [m]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85">
            <text:p>0,185</text:p>
          </table:table-cell>
          <table:table-cell table:formula="of:=[.A12]*[.$B$1]/(SIN(ATAN([.B12]/(2*[.$E$10]))))" office:value-type="float" office:value="0.00000148267313862161">
            <text:p>1,48267313862161E-006</text:p>
          </table:table-cell>
          <table:table-cell/>
          <table:table-cell office:value-type="string">
            <text:p>cd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1" office:value-type="string">
            <text:p>Spektralanalyse</text:p>
          </table:table-cell>
          <table:table-cell table:number-columns-repeated="5"/>
        </table:table-row>
        <table:table-row table:style-name="ro2">
          <table:table-cell table:style-name="ce2" office:value-type="string">
            <text:p>Gitterkonstante g</text:p>
          </table:table-cell>
          <table:table-cell table:formula="of:=10^(-5)" office:value-type="float" office:value="0.00001">
            <text:p>0,00001</text:p>
          </table:table-cell>
          <table:table-cell/>
          <table:table-cell office:value-type="string">
            <text:p>Abstand Gitter-Wand[m]</text:p>
          </table:table-cell>
          <table:table-cell office:value-type="float" office:value="1.367">
            <text:p>1,367</text:p>
          </table:table-cell>
          <table:table-cell/>
        </table:table-row>
        <table:table-row table:style-name="ro1">
          <table:table-cell office:value-type="string">
            <text:p>Linien-Nr</text:p>
          </table:table-cell>
          <table:table-cell office:value-type="string">
            <text:p>Abstand Max[m]</text:p>
          </table:table-cell>
          <table:table-cell office:value-type="string">
            <text:p>Wellenläng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table:formula="of:=[.$B$16]*[.B18]/(2*1*[.$E$16])" office:value-type="float" office:value="0.000000365764447695684">
            <text:p>3,65764447695684E-007</text:p>
          </table:table-cell>
          <table:table-cell office:value-type="string">
            <text:p>violett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09">
            <text:p>0,109</text:p>
          </table:table-cell>
          <table:table-cell table:formula="of:=[.$B$16]*[.B19]/(2*1*[.$E$16])" office:value-type="float" office:value="0.000000398683247988296">
            <text:p>3,98683247988296E-007</text:p>
          </table:table-cell>
          <table:table-cell office:value-type="string">
            <text:p>violett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18">
            <text:p>0,118</text:p>
          </table:table-cell>
          <table:table-cell table:formula="of:=[.$B$16]*[.B20]/(2*1*[.$E$16])" office:value-type="float" office:value="0.000000431602048280907">
            <text:p>4,31602048280907E-007</text:p>
          </table:table-cell>
          <table:table-cell office:value-type="string">
            <text:p>blau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49">
            <text:p>0,149</text:p>
          </table:table-cell>
          <table:table-cell table:formula="of:=[.$B$16]*[.B21]/(2*1*[.$E$16])" office:value-type="float" office:value="0.000000544989027066569">
            <text:p>0,000000545</text:p>
          </table:table-cell>
          <table:table-cell office:value-type="string">
            <text:p>grün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53">
            <text:p>0,153</text:p>
          </table:table-cell>
          <table:table-cell table:formula="of:=[.$B$16]*[.B22]/(2*1*[.$E$16])" office:value-type="float" office:value="0.000000559619604974397">
            <text:p>5,59619604974397E-007</text:p>
          </table:table-cell>
          <table:table-cell office:value-type="string">
            <text:p>gelb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>
            <text:p>Einzelspal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Blende-Diode</text:p>
          </table:table-cell>
          <table:table-cell office:value-type="float" office:value="0.776">
            <text:p>0,776</text:p>
          </table:table-cell>
          <table:table-cell table:number-columns-repeated="2"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0.04">
            <text:p>0,04</text:p>
          </table:table-cell>
          <table:table-cell office:value-type="string">
            <text:p>Blende-Wand</text:p>
          </table:table-cell>
          <table:table-cell office:value-type="float" office:value="1.89">
            <text:p>1,89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/>
          <table:table-cell office:value-type="string">
            <text:p>Min-Ordnung</text:p>
          </table:table-cell>
          <table:table-cell office:value-type="string">
            <text:p>Abstand Min</text:p>
          </table:table-cell>
          <table:table-cell office:value-type="string">
            <text:p>Spaltbreite</text:p>
          </table:table-cell>
        </table:table-row>
        <table:table-row table:style-name="ro2">
          <table:table-cell office:value-type="float" office:value="1.5">
            <text:p>1,5</text:p>
          </table:table-cell>
          <table:table-cell office:value-type="float" office:value="0.33">
            <text:p>0,33</text:p>
          </table:table-cell>
          <table:table-cell/>
          <table:table-cell office:value-type="float" office:value="1">
            <text:p>1</text:p>
          </table:table-cell>
          <table:table-cell office:value-type="float" office:value="0.018">
            <text:p>0,018</text:p>
          </table:table-cell>
          <table:table-cell table:formula="of:=2*[.D29]*[.$B$1]*[.$D$27]/[.E29]" office:value-type="float" office:value="0.000132888">
            <text:p>0,0001328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/>
          <table:table-cell office:value-type="float" office:value="2">
            <text:p>2</text:p>
          </table:table-cell>
          <table:table-cell office:value-type="float" office:value="0.034">
            <text:p>0,034</text:p>
          </table:table-cell>
          <table:table-cell table:formula="of:=2*[.D30]*[.$B$1]*[.$D$27]/[.E30]" office:value-type="float" office:value="0.000140704941176471">
            <text:p>0,0001407049</text:p>
          </table:table-cell>
        </table:table-row>
        <table:table-row table:style-name="ro2">
          <table:table-cell office:value-type="float" office:value="2.5">
            <text:p>2,5</text:p>
          </table:table-cell>
          <table:table-cell office:value-type="float" office:value="1.17">
            <text:p>1,17</text:p>
          </table:table-cell>
          <table:table-cell/>
          <table:table-cell office:value-type="float" office:value="3">
            <text:p>3</text:p>
          </table:table-cell>
          <table:table-cell office:value-type="float" office:value="0.051">
            <text:p>0,051</text:p>
          </table:table-cell>
          <table:table-cell table:formula="of:=2*[.D31]*[.$B$1]*[.$D$27]/[.E31]" office:value-type="float" office:value="0.000140704941176471">
            <text:p>0,000140704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4">
            <text:p>0,94</text:p>
          </table:table-cell>
          <table:table-cell/>
          <table:table-cell office:value-type="string">
            <text:p>Mittelwert</text:p>
          </table:table-cell>
          <table:table-cell/>
          <table:table-cell table:formula="of:=AVERAGE([.F29:.F31])" office:value-type="float" office:value="0.000138099294117647">
            <text:p>0,0001380993</text:p>
          </table:table-cell>
        </table:table-row>
        <table:table-row table:style-name="ro2">
          <table:table-cell office:value-type="float" office:value="3.5">
            <text:p>3,5</text:p>
          </table:table-cell>
          <table:table-cell office:value-type="float" office:value="0.37">
            <text:p>0,37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table:number-columns-repeated="4"/>
        </table:table-row>
        <table:table-row table:style-name="ro2">
          <table:table-cell office:value-type="float" office:value="4.5">
            <text:p>4,5</text:p>
          </table:table-cell>
          <table:table-cell office:value-type="float" office:value="0.86">
            <text:p>0,86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.44">
            <text:p>2,44</text:p>
          </table:table-cell>
          <table:table-cell table:number-columns-repeated="4"/>
        </table:table-row>
        <table:table-row table:style-name="ro2">
          <table:table-cell office:value-type="float" office:value="5.5">
            <text:p>5,5</text:p>
          </table:table-cell>
          <table:table-cell office:value-type="float" office:value="3.54">
            <text:p>3,5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47">
            <text:p>3,47</text:p>
          </table:table-cell>
          <table:table-cell table:number-columns-repeated="4"/>
        </table:table-row>
        <table:table-row table:style-name="ro2">
          <table:table-cell office:value-type="float" office:value="6.5">
            <text:p>6,5</text:p>
          </table:table-cell>
          <table:table-cell office:value-type="float" office:value="1.9">
            <text:p>1,9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table:number-columns-repeated="4"/>
        </table:table-row>
        <table:table-row table:style-name="ro2">
          <table:table-cell office:value-type="float" office:value="7.5">
            <text:p>7,5</text:p>
          </table:table-cell>
          <table:table-cell office:value-type="float" office:value="3.51">
            <text:p>3,51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.77">
            <text:p>13,77</text:p>
          </table:table-cell>
          <table:table-cell table:number-columns-repeated="4"/>
        </table:table-row>
        <table:table-row table:style-name="ro2">
          <table:table-cell office:value-type="float" office:value="8.5">
            <text:p>8,5</text:p>
          </table:table-cell>
          <table:table-cell office:value-type="float" office:value="13.77">
            <text:p>13,7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.77">
            <text:p>13,77</text:p>
          </table:table-cell>
          <table:table-cell table:number-columns-repeated="4"/>
        </table:table-row>
        <table:table-row table:style-name="ro2">
          <table:table-cell office:value-type="float" office:value="9.5">
            <text:p>9,5</text:p>
          </table:table-cell>
          <table:table-cell office:value-type="float" office:value="13.77">
            <text:p>13,77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.78">
            <text:p>13,78</text:p>
          </table:table-cell>
          <table:table-cell table:number-columns-repeated="4"/>
        </table:table-row>
        <table:table-row table:style-name="ro2">
          <table:table-cell office:value-type="float" office:value="10.5">
            <text:p>10,5</text:p>
          </table:table-cell>
          <table:table-cell office:value-type="float" office:value="13.78">
            <text:p>13,78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.78">
            <text:p>13,78</text:p>
          </table:table-cell>
          <table:table-cell table:number-columns-repeated="4"/>
        </table:table-row>
        <table:table-row table:style-name="ro2">
          <table:table-cell office:value-type="float" office:value="11.5">
            <text:p>11,5</text:p>
          </table:table-cell>
          <table:table-cell office:value-type="float" office:value="13.77">
            <text:p>13,77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.77">
            <text:p>13,77</text:p>
          </table:table-cell>
          <table:table-cell table:number-columns-repeated="4"/>
        </table:table-row>
        <table:table-row table:style-name="ro2">
          <table:table-cell office:value-type="float" office:value="12.5">
            <text:p>12,5</text:p>
          </table:table-cell>
          <table:table-cell office:value-type="float" office:value="11.23">
            <text:p>11,23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16">
            <text:p>2,16</text:p>
          </table:table-cell>
          <table:table-cell table:number-columns-repeated="4"/>
        </table:table-row>
        <table:table-row table:style-name="ro2">
          <table:table-cell office:value-type="float" office:value="13.5">
            <text:p>13,5</text:p>
          </table:table-cell>
          <table:table-cell office:value-type="float" office:value="0.82">
            <text:p>0,82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.74">
            <text:p>2,74</text:p>
          </table:table-cell>
          <table:table-cell table:number-columns-repeated="4"/>
        </table:table-row>
        <table:table-row table:style-name="ro2">
          <table:table-cell office:value-type="float" office:value="14.5">
            <text:p>14,5</text:p>
          </table:table-cell>
          <table:table-cell office:value-type="float" office:value="4.22">
            <text:p>4,22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.95">
            <text:p>3,95</text:p>
          </table:table-cell>
          <table:table-cell table:number-columns-repeated="4"/>
        </table:table-row>
        <table:table-row table:style-name="ro2">
          <table:table-cell office:value-type="float" office:value="15.5">
            <text:p>15,5</text:p>
          </table:table-cell>
          <table:table-cell office:value-type="float" office:value="2.4">
            <text:p>2,4</text:p>
          </table:table-cell>
          <table:table-cell>
            <draw:frame table:end-cell-address="Tabelle1.J77" table:end-x="0.934cm" table:end-y="0.256cm" draw:z-index="0" draw:style-name="gr1" draw:text-style-name="P1" svg:width="15.999cm" svg:height="8.999cm" svg:x="0.742cm" svg:y="0.289cm">
              <draw:object draw:notify-on-update-of-ranges="Tabelle1.A27:Tabelle1.A66 Tabelle1.B27:Tabelle1.B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table:number-columns-repeated="4"/>
        </table:table-row>
        <table:table-row table:style-name="ro2">
          <table:table-cell office:value-type="float" office:value="16.5">
            <text:p>16,5</text:p>
          </table:table-cell>
          <table:table-cell office:value-type="float" office:value="0.23">
            <text:p>0,2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5">
            <text:p>0,55</text:p>
          </table:table-cell>
          <table:table-cell table:number-columns-repeated="4"/>
        </table:table-row>
        <table:table-row table:style-name="ro2">
          <table:table-cell office:value-type="float" office:value="17.5">
            <text:p>17,5</text:p>
          </table:table-cell>
          <table:table-cell office:value-type="float" office:value="0.99">
            <text:p>0,99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.1">
            <text:p>1,1</text:p>
          </table:table-cell>
          <table:table-cell table:number-columns-repeated="4"/>
        </table:table-row>
        <table:table-row table:style-name="ro2">
          <table:table-cell office:value-type="float" office:value="18.5">
            <text:p>18,5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5">
            <text:p>0,35</text:p>
          </table:table-cell>
          <table:table-cell table:number-columns-repeated="4"/>
        </table:table-row>
        <table:table-row table:style-name="ro2">
          <table:table-cell office:value-type="float" office:value="19.5">
            <text:p>19,5</text:p>
          </table:table-cell>
          <table:table-cell office:value-type="float" office:value="0.08">
            <text:p>0,0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7">
            <text:p>0,07</text:p>
          </table:table-cell>
          <table:table-cell table:number-columns-repeated="4"/>
        </table:table-row>
        <table:table-row table:style-name="ro2" table:number-rows-repeated="9">
          <table:table-cell table:number-columns-repeated="6"/>
        </table:table-row>
        <table:table-row table:style-name="ro2">
          <table:table-cell office:value-type="string">
            <text:p>Haa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Blende-Wand</text:p>
          </table:table-cell>
          <table:table-cell office:value-type="float" office:value="1.98">
            <text:p>1,98</text:p>
          </table:table-cell>
          <table:table-cell table:number-columns-repeated="2"/>
        </table:table-row>
        <table:table-row table:style-name="ro2">
          <table:table-cell office:value-type="string">
            <text:p>Min-Ordnung</text:p>
          </table:table-cell>
          <table:table-cell office:value-type="string">
            <text:p>Abstand Min[m]</text:p>
          </table:table-cell>
          <table:table-cell office:value-type="string">
            <text:p>Haarbreit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2">
            <text:p>0,032</text:p>
          </table:table-cell>
          <table:table-cell table:formula="of:=2*[.A79]*[.$B$1]*[.$D$77]/[.B79]" office:value-type="float" office:value="0.000078309">
            <text:p>0,000078309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64">
            <text:p>0,064</text:p>
          </table:table-cell>
          <table:table-cell table:formula="of:=2*[.A80]*[.$B$1]*[.$D$77]/[.B80]" office:value-type="float" office:value="0.000078309">
            <text:p>0,000078309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96">
            <text:p>0,096</text:p>
          </table:table-cell>
          <table:table-cell table:formula="of:=2*[.A81]*[.$B$1]*[.$D$77]/[.B81]" office:value-type="float" office:value="0.000078309">
            <text:p>0,000078309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6.12.2018</text:date>, <text:time>17:23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Spindler</meta:initial-creator>
    <meta:creation-date>2018-12-06T14:43:22.34</meta:creation-date>
    <dc:date>2018-12-06T17:23:23.98</dc:date>
    <dc:creator>Johannes Spindler</dc:creator>
    <meta:editing-duration>PT6M22S</meta:editing-duration>
    <meta:editing-cycles>1</meta:editing-cycles>
    <meta:document-statistic meta:table-count="3" meta:cell-count="178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188cm" style:legend-expansion="high" chart:style-name="ch2"/>
        <chart:plot-area chart:style-name="ch3" table:cell-range-address="Tabelle1.A27:Tabelle1.B66" svg:x="0.77cm" svg:y="0.855cm" svg:width="12.512cm" svg:height="7.545cm">
          <chartooo:coordinate-region svg:x="1.391cm" svg:y="1.067cm" svg:width="11.70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7:Tabelle1.B66" chart:class="chart:scatter">
            <chart:domain table:cell-range-address="Tabelle1.A27:Tabelle1.A66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Tabelle1.A27:Tabelle1.A66</svg:desc>
                </draw:g>
              </table:table-cell>
              <table:table-cell office:value-type="float" office:value="0.04">
                <text:p>0.04</text:p>
                <draw:g>
                  <svg:desc>Tabelle1.B27:Tabelle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5">
                <text:p>18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